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417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2.134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2.312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2.92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4.267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fo:min-height="3.556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solid" svg:stroke-color="#000000" draw:fill="none" draw:fill-color="#ffffff" fo:min-height="1.782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fo:min-height="1.909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solid" svg:stroke-color="#000000" draw:fill="none" draw:fill-color="#ffffff" fo:min-height="2.845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3.56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3.814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fo:min-height="3.179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fo:min-height="5.68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03cm" svg:height="2.667cm" svg:x="20.177cm" svg:y="1.254cm">
          <draw:text-box>
            <text:p>Want a web version of the EXP Counter</text:p>
          </draw:text-box>
        </draw:frame>
        <draw:frame draw:style-name="gr2" draw:text-style-name="P1" draw:layer="layout" svg:width="5.969cm" svg:height="2.384cm" svg:x="37.576cm" svg:y="31.636cm">
          <draw:text-box>
            <text:p>Have a web version of the EXP Counter</text:p>
          </draw:text-box>
        </draw:frame>
        <draw:frame draw:style-name="gr3" draw:text-style-name="P1" draw:layer="layout" svg:width="4.572cm" svg:height="1.905cm" svg:x="6.588cm" svg:y="4.683cm">
          <draw:text-box>
            <text:p>Develop a GUI Interface</text:p>
          </draw:text-box>
        </draw:frame>
        <draw:frame draw:style-name="gr2" draw:text-style-name="P1" draw:layer="layout" svg:width="5.334cm" svg:height="2.384cm" svg:x="43.672cm" svg:y="4.937cm">
          <draw:text-box>
            <text:p>Develop the underlying logic.</text:p>
          </draw:text-box>
        </draw:frame>
        <draw:frame draw:style-name="gr4" draw:text-style-name="P1" draw:layer="layout" svg:width="5.588cm" svg:height="2.562cm" svg:x="8.874cm" svg:y="13.446cm">
          <draw:text-box>
            <text:p>Empty Field for New Character Name</text:p>
          </draw:text-box>
        </draw:frame>
        <draw:frame draw:style-name="gr5" draw:text-style-name="P1" draw:layer="layout" svg:width="6.223cm" svg:height="3.175cm" svg:x="16.24cm" svg:y="13.446cm">
          <draw:text-box>
            <text:p>Empty Field for New Character Remaining EXP Count</text:p>
          </draw:text-box>
        </draw:frame>
        <draw:frame draw:style-name="gr6" draw:text-style-name="P1" draw:layer="layout" svg:width="6.096cm" svg:height="4.517cm" svg:x="2.27cm" svg:y="10.224cm">
          <draw:text-box>
            <text:p>EXP Reduction Field for entering in amount to reduce count of all active EXP Count fields by. </text:p>
          </draw:text-box>
        </draw:frame>
        <draw:frame draw:style-name="gr7" draw:text-style-name="P1" draw:layer="layout" svg:width="4.572cm" svg:height="1.27cm" svg:x="6.08cm" svg:y="7.604cm">
          <draw:text-box>
            <text:p>Create Fields</text:p>
          </draw:text-box>
        </draw:frame>
        <draw:frame draw:style-name="gr6" draw:text-style-name="P1" draw:layer="layout" svg:width="9.144cm" svg:height="4.517cm" svg:x="15.478cm" svg:y="24.169cm">
          <draw:text-box>
            <text:p>Button that reduces EXP count for all active EXP Count Fields by amount in EXP Count Reduction field. Clears EXP Reduction Field of all values</text:p>
          </draw:text-box>
        </draw:frame>
        <draw:frame draw:style-name="gr6" draw:text-style-name="P1" draw:layer="layout" svg:width="5.715cm" svg:height="4.517cm" svg:x="26.019cm" svg:y="24.114cm">
          <draw:text-box>
            <text:p>Button that deletes individual Character Data entry &amp; characterData[ ] array entry</text:p>
          </draw:text-box>
        </draw:frame>
        <draw:frame draw:style-name="gr8" draw:text-style-name="P1" draw:layer="layout" svg:width="5.461cm" svg:height="3.806cm" svg:x="23.352cm" svg:y="7.858cm">
          <draw:text-box>
            <text:p>Create Character Data Container. Link to characterData[ ] array</text:p>
          </draw:text-box>
        </draw:frame>
        <draw:line draw:style-name="gr9" draw:text-style-name="P2" draw:layer="layout" svg:x1="8.62cm" svg:y1="6.334cm" svg:x2="8.62cm" svg:y2="7.858cm">
          <text:p/>
        </draw:line>
        <draw:line draw:style-name="gr9" draw:text-style-name="P2" draw:layer="layout" svg:x1="8.239cm" svg:y1="8.874cm" svg:x2="5.318cm" svg:y2="10.271cm">
          <text:p/>
        </draw:line>
        <draw:line draw:style-name="gr9" draw:text-style-name="P2" draw:layer="layout" svg:x1="20.177cm" svg:y1="3.794cm" svg:x2="9.763cm" svg:y2="4.81cm">
          <text:p/>
        </draw:line>
        <draw:line draw:style-name="gr9" draw:text-style-name="P2" draw:layer="layout" svg:x1="31.48cm" svg:y1="2.905cm" svg:x2="43.672cm" svg:y2="4.937cm">
          <text:p/>
        </draw:line>
        <draw:frame draw:style-name="gr10" draw:text-style-name="P1" draw:layer="layout" svg:width="6.985cm" svg:height="2.032cm" svg:x="34.02cm" svg:y="8.493cm">
          <draw:text-box>
            <text:p>Create an empty array called characterData[ ]</text:p>
          </draw:text-box>
        </draw:frame>
        <draw:frame draw:style-name="gr8" draw:text-style-name="P1" draw:layer="layout" svg:width="8.89cm" svg:height="3.806cm" svg:x="12.938cm" svg:y="18.53cm">
          <draw:text-box>
            <text:p>Button For adding New Character data to Character Data Container and characterData[ ] array. Clears New Character Data Fields</text:p>
          </draw:text-box>
        </draw:frame>
        <draw:frame draw:style-name="gr11" draw:text-style-name="P1" draw:layer="layout" svg:width="5.334cm" svg:height="2.159cm" svg:x="12.557cm" svg:y="10.271cm">
          <draw:text-box>
            <text:p>New Character Data Field</text:p>
          </draw:text-box>
        </draw:frame>
        <draw:line draw:style-name="gr12" draw:text-style-name="P3" draw:layer="layout" svg:x1="14.462cm" svg:y1="14.843cm" svg:x2="16.24cm" svg:y2="14.843cm">
          <text:p/>
        </draw:line>
        <draw:line draw:style-name="gr9" draw:text-style-name="P2" draw:layer="layout" svg:x1="10.652cm" svg:y1="8.874cm" svg:x2="13.319cm" svg:y2="10.271cm">
          <text:p/>
        </draw:line>
        <draw:line draw:style-name="gr9" draw:text-style-name="P2" draw:layer="layout" svg:x1="13.827cm" svg:y1="12.43cm" svg:x2="12.049cm" svg:y2="13.446cm">
          <text:p/>
        </draw:line>
        <draw:line draw:style-name="gr9" draw:text-style-name="P2" draw:layer="layout" svg:x1="16.113cm" svg:y1="12.43cm" svg:x2="17.51cm" svg:y2="13.446cm">
          <text:p/>
        </draw:line>
        <draw:line draw:style-name="gr9" draw:text-style-name="P2" draw:layer="layout" svg:x1="11.16cm" svg:y1="5.445cm" svg:x2="23.352cm" svg:y2="8.366cm">
          <text:p/>
        </draw:line>
        <draw:line draw:style-name="gr9" draw:text-style-name="P2" draw:layer="layout" svg:x1="11.16cm" svg:y1="15.986cm" svg:x2="14.081cm" svg:y2="18.526cm">
          <text:p/>
        </draw:line>
        <draw:line draw:style-name="gr9" draw:text-style-name="P2" draw:layer="layout" svg:x1="19.796cm" svg:y1="16.621cm" svg:x2="15.859cm" svg:y2="18.653cm">
          <text:p/>
        </draw:line>
        <draw:line draw:style-name="gr13" draw:text-style-name="P2" draw:layer="layout" svg:x1="21.828cm" svg:y1="19.923cm" svg:x2="26.908cm" svg:y2="11.541cm">
          <text:p/>
        </draw:line>
        <draw:line draw:style-name="gr13" draw:text-style-name="P2" draw:layer="layout" svg:x1="22.844cm" svg:y1="24.114cm" svg:x2="27.543cm" svg:y2="11.541cm">
          <text:p/>
        </draw:line>
        <draw:line draw:style-name="gr13" draw:text-style-name="P2" draw:layer="layout" svg:x1="27.543cm" svg:y1="24.114cm" svg:x2="28.178cm" svg:y2="11.541cm">
          <text:p/>
        </draw:line>
        <draw:line draw:style-name="gr9" draw:text-style-name="P2" draw:layer="layout" svg:x1="3.794cm" svg:y1="14.843cm" svg:x2="3.921cm" svg:y2="32.369cm">
          <text:p/>
        </draw:line>
        <draw:line draw:style-name="gr9" draw:text-style-name="P2" draw:layer="layout" svg:x1="37.576cm" svg:y1="33.004cm" svg:x2="3.921cm" svg:y2="32.623cm">
          <text:p/>
        </draw:line>
        <draw:line draw:style-name="gr9" draw:text-style-name="P2" draw:layer="layout" svg:x1="12.938cm" svg:y1="22.336cm" svg:x2="12.811cm" svg:y2="32.623cm">
          <text:p/>
        </draw:line>
        <draw:line draw:style-name="gr9" draw:text-style-name="P2" draw:layer="layout" svg:x1="17.129cm" svg:y1="28.686cm" svg:x2="16.748cm" svg:y2="32.75cm">
          <text:p/>
        </draw:line>
        <draw:line draw:style-name="gr9" draw:text-style-name="P2" draw:layer="layout" svg:x1="26.4cm" svg:y1="28.686cm" svg:x2="23.225cm" svg:y2="32.877cm">
          <text:p/>
        </draw:line>
        <draw:frame draw:style-name="gr14" draw:text-style-name="P1" draw:layer="layout" svg:width="7.112cm" svg:height="3.095cm" svg:x="53.959cm" svg:y="6.715cm">
          <draw:text-box>
            <text:p>Create variables for characterName, characterEXPCount, reduceExpBy</text:p>
          </draw:text-box>
        </draw:frame>
        <draw:frame draw:style-name="gr15" draw:text-style-name="P1" draw:layer="layout" svg:width="5.461cm" svg:height="1.143cm" svg:x="43.926cm" svg:y="8.747cm">
          <draw:text-box>
            <text:p>Create Variables</text:p>
          </draw:text-box>
        </draw:frame>
        <draw:frame draw:style-name="gr7" draw:text-style-name="P1" draw:layer="layout" svg:width="5.461cm" svg:height="1.27cm" svg:x="44.18cm" svg:y="15.859cm">
          <draw:text-box>
            <text:p>Create Functions</text:p>
          </draw:text-box>
        </draw:frame>
        <draw:frame draw:style-name="gr16" draw:text-style-name="P1" draw:layer="layout" svg:width="7.239cm" svg:height="3.81cm" svg:x="34.147cm" svg:y="12.43cm">
          <draw:text-box>
            <text:p>Function that takes data from new character field and adds it to characterData[ ] array</text:p>
          </draw:text-box>
        </draw:frame>
        <draw:frame draw:style-name="gr16" draw:text-style-name="P1" draw:layer="layout" svg:width="7.239cm" svg:height="3.81cm" svg:x="33.893cm" svg:y="17.256cm">
          <draw:text-box>
            <text:p>Function that prints characterData[ ] array as separate entries in Character Data Container</text:p>
          </draw:text-box>
        </draw:frame>
        <draw:frame draw:style-name="gr17" draw:text-style-name="P1" draw:layer="layout" svg:width="8.382cm" svg:height="4.064cm" svg:x="50.276cm" svg:y="17.637cm">
          <draw:text-box>
            <text:p>Function that, when delete button is pressed, deletes character data that is next to that delete button</text:p>
          </draw:text-box>
        </draw:frame>
        <draw:frame draw:style-name="gr18" draw:text-style-name="P1" draw:layer="layout" svg:width="7.366cm" svg:height="3.429cm" svg:x="50.657cm" svg:y="11.795cm">
          <draw:text-box>
            <text:p>Function that reduces characterData[ ]’s value (the character’s exp) by reduceExpBy.</text:p>
          </draw:text-box>
        </draw:frame>
        <draw:frame draw:style-name="gr19" draw:text-style-name="P1" draw:layer="layout" svg:width="7.62cm" svg:height="5.939cm" svg:x="59.293cm" svg:y="11.571cm">
          <draw:text-box>
            <text:p>Whenever characterData[ ]’s value(the character’s exp) is reduced to 0 or less prompt user to enter in new exp value for that characterData[ ] entry.</text:p>
          </draw:text-box>
        </draw:frame>
        <draw:line draw:style-name="gr9" draw:text-style-name="P2" draw:layer="layout" svg:x1="39.1cm" svg:y1="16.24cm" svg:x2="39.1cm" svg:y2="17.256cm">
          <text:p/>
        </draw:line>
        <draw:line draw:style-name="gr9" draw:text-style-name="P2" draw:layer="layout" svg:x1="43.926cm" svg:y1="9.255cm" svg:x2="40.878cm" svg:y2="9.128cm">
          <text:p/>
        </draw:line>
        <draw:line draw:style-name="gr9" draw:text-style-name="P2" draw:layer="layout" svg:x1="49.387cm" svg:y1="9.128cm" svg:x2="53.832cm" svg:y2="8.366cm">
          <text:p/>
        </draw:line>
        <draw:line draw:style-name="gr9" draw:text-style-name="P2" draw:layer="layout" svg:x1="46.212cm" svg:y1="7.604cm" svg:x2="46.212cm" svg:y2="8.747cm">
          <text:p/>
        </draw:line>
        <draw:line draw:style-name="gr9" draw:text-style-name="P2" draw:layer="layout" svg:x1="44.688cm" svg:y1="15.732cm" svg:x2="41.259cm" svg:y2="13.7cm">
          <text:p/>
        </draw:line>
        <draw:line draw:style-name="gr9" draw:text-style-name="P2" draw:layer="layout" svg:x1="49.514cm" svg:y1="15.859cm" svg:x2="50.657cm" svg:y2="15.224cm">
          <text:p/>
        </draw:line>
        <draw:line draw:style-name="gr9" draw:text-style-name="P2" draw:layer="layout" svg:x1="58.023cm" svg:y1="13.954cm" svg:x2="59.293cm" svg:y2="13.954cm">
          <text:p/>
        </draw:line>
        <draw:line draw:style-name="gr9" draw:text-style-name="P2" draw:layer="layout" svg:x1="49.514cm" svg:y1="17.129cm" svg:x2="50.403cm" svg:y2="17.764cm">
          <text:p/>
        </draw:line>
        <draw:line draw:style-name="gr9" draw:text-style-name="P2" draw:layer="layout" svg:x1="46.593cm" svg:y1="9.89cm" svg:x2="46.593cm" svg:y2="15.859cm">
          <text:p/>
        </draw:line>
        <draw:line draw:style-name="gr9" draw:text-style-name="P2" draw:layer="layout" svg:x1="45.958cm" svg:y1="17.129cm" svg:x2="43.291cm" svg:y2="31.73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1.12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7T14:40:15.776984820</meta:creation-date>
    <meta:generator>LibreOffice/6.4.4.2$MacOSX_X86_64 LibreOffice_project/3d775be2011f3886db32dfd395a6a6d1ca2630ff</meta:generator>
    <dc:date>2020-07-30T14:36:19.858956794</dc:date>
    <meta:editing-duration>PT4H2M34S</meta:editing-duration>
    <meta:editing-cycles>8</meta:editing-cycles>
    <meta:document-statistic meta:object-count="51"/>
  </office:meta>
</office:document-meta>
</file>